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eneva" svg:font-family="Geneva"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1" style:family="table">
      <style:table-properties style:width="6.7604in" fo:margin-left="0.2451in" table:align="left" style:writing-mode="lr-tb"/>
    </style:style>
    <style:style style:name="Table1.A" style:family="table-column">
      <style:table-column-properties style:column-width="1.25in"/>
    </style:style>
    <style:style style:name="Table1.B" style:family="table-column">
      <style:table-column-properties style:column-width="0.5625in"/>
    </style:style>
    <style:style style:name="Table1.D" style:family="table-column">
      <style:table-column-properties style:column-width="0.75in"/>
    </style:style>
    <style:style style:name="Table1.E" style:family="table-column">
      <style:table-column-properties style:column-width="0.5in"/>
    </style:style>
    <style:style style:name="Table1.K" style:family="table-column">
      <style:table-column-properties style:column-width="0.5104in"/>
    </style:style>
    <style:style style:name="Table1.1" style:family="table-row">
      <style:table-row-properties style:min-row-height="0.2778in" style:keep-together="true"/>
    </style:style>
    <style:style style:name="Table1.A1" style:family="table-cell">
      <style:table-cell-properties style:vertical-align="middle" fo:padding="0in" fo:border-left="0.0069in solid #000000" fo:border-right="none" fo:border-top="0.0069in solid #000000" fo:border-bottom="0.0139in solid #000000" style:writing-mode="lr-tb"/>
    </style:style>
    <style:style style:name="Table1.K1" style:family="table-cell">
      <style:table-cell-properties style:vertical-align="middle" fo:padding="0in" fo:border-left="0.0069in solid #000000" fo:border-right="0.0069in solid #000000" fo:border-top="0.0069in solid #000000" fo:border-bottom="0.0139in solid #000000" style:writing-mode="lr-tb"/>
    </style:style>
    <style:style style:name="Table1.2" style:family="table-row">
      <style:table-row-properties style:min-row-height="0.1944in" style:keep-together="true"/>
    </style:style>
    <style:style style:name="Table1.A2" style:family="table-cell">
      <style:table-cell-properties style:vertical-align="middle" fo:padding="0in" fo:border-left="0.0069in solid #000000" fo:border-right="none" fo:border-top="0.0069in solid #000000" fo:border-bottom="none" style:writing-mode="lr-tb"/>
    </style:style>
    <style:style style:name="Table1.K2" style:family="table-cell">
      <style:table-cell-properties style:vertical-align="middle" fo:padding="0in" fo:border-left="0.0069in solid #000000" fo:border-right="0.0069in solid #000000" fo:border-top="0.0069in solid #000000" fo:border-bottom="none" style:writing-mode="lr-tb"/>
    </style:style>
    <style:style style:name="Table1.A7" style:family="table-cell">
      <style:table-cell-properties style:vertical-align="middle" fo:padding="0in" fo:border-left="0.0069in solid #000000" fo:border-right="none" fo:border-top="0.0069in solid #000000" fo:border-bottom="0.0069in solid #000000" style:writing-mode="lr-tb"/>
    </style:style>
    <style:style style:name="Table1.K7" style:family="table-cell">
      <style:table-cell-properties style:vertical-align="middle" fo:padding="0in" fo:border="0.0069in solid #000000" style:writing-mode="lr-tb"/>
    </style:style>
    <style:style style:name="Table2" style:family="table">
      <style:table-properties style:width="4.7604in" fo:margin-left="0.4951in" table:align="left" style:writing-mode="lr-tb"/>
    </style:style>
    <style:style style:name="Table2.A" style:family="table-column">
      <style:table-column-properties style:column-width="0.8125in"/>
    </style:style>
    <style:style style:name="Table2.B" style:family="table-column">
      <style:table-column-properties style:column-width="1.3125in"/>
    </style:style>
    <style:style style:name="Table2.C" style:family="table-column">
      <style:table-column-properties style:column-width="2.6354in"/>
    </style:style>
    <style:style style:name="Table2.1" style:family="table-row">
      <style:table-row-properties style:min-row-height="0.1944in" style:keep-together="true"/>
    </style:style>
    <style:style style:name="Table2.A1" style:family="table-cell">
      <style:table-cell-properties style:vertical-align="middle" fo:padding="0in" fo:border-left="0.0069in solid #000000" fo:border-right="none" fo:border-top="0.0069in solid #000000" fo:border-bottom="0.0139in solid #000000" style:writing-mode="lr-tb"/>
    </style:style>
    <style:style style:name="Table2.C1" style:family="table-cell">
      <style:table-cell-properties style:vertical-align="middle" fo:padding="0in" fo:border-left="0.0069in solid #000000" fo:border-right="0.0069in solid #000000" fo:border-top="0.0069in solid #000000" fo:border-bottom="0.0139in solid #000000" style:writing-mode="lr-tb"/>
    </style:style>
    <style:style style:name="Table2.A2" style:family="table-cell">
      <style:table-cell-properties style:vertical-align="middle" fo:padding="0in" fo:border-left="0.0069in solid #000000" fo:border-right="none" fo:border-top="0.0069in solid #000000" fo:border-bottom="none" style:writing-mode="lr-tb"/>
    </style:style>
    <style:style style:name="Table2.C2" style:family="table-cell">
      <style:table-cell-properties style:vertical-align="middle" fo:padding="0in" fo:border-left="0.0069in solid #000000" fo:border-right="0.0069in solid #000000" fo:border-top="0.0069in solid #000000" fo:border-bottom="none" style:writing-mode="lr-tb"/>
    </style:style>
    <style:style style:name="Table2.A6" style:family="table-cell">
      <style:table-cell-properties style:vertical-align="middle" fo:padding="0in" fo:border-left="0.0069in solid #000000" fo:border-right="none" fo:border-top="0.0069in solid #000000" fo:border-bottom="0.0069in solid #000000" style:writing-mode="lr-tb"/>
    </style:style>
    <style:style style:name="Table2.C6" style:family="table-cell">
      <style:table-cell-properties style:vertical-align="middle" fo:padding="0in" fo:border="0.0069in solid #000000" style:writing-mode="lr-tb"/>
    </style:style>
    <style:style style:name="P1" style:family="paragraph" style:parent-style-name="Standard" style:master-page-name="Standard">
      <style:paragraph-properties fo:text-align="center" style:justify-single-word="false">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text-properties fo:color="#000000" style:font-name="Helvetica"/>
    </style:style>
    <style:style style:name="P2" style:family="paragraph" style:parent-style-name="Standard">
      <style:paragraph-properties fo:text-align="center" style:justify-single-word="false">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text-properties fo:color="#000000" style:font-name="Arial" fo:font-size="14pt" fo:font-weight="bold" style:font-size-asian="14pt" style:font-weight-asian="bold"/>
    </style:style>
    <style:style style:name="P3" style:family="paragraph" style:parent-style-name="Standard">
      <style:paragraph-properties fo:text-align="end" style:justify-single-word="false">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text-properties fo:color="#000000" style:font-name="Helvetica"/>
    </style:style>
    <style:style style:name="P4" style:family="paragraph" style:parent-style-name="Standard">
      <style:paragraph-propertie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text-properties fo:color="#000000" style:font-name="Helvetica" fo:font-size="7pt" style:font-size-asian="7pt"/>
    </style:style>
    <style:style style:name="P5" style:family="paragraph" style:parent-style-name="Standard">
      <style:paragraph-properties fo:text-align="justify" style:justify-single-word="false">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6" style:family="paragraph" style:parent-style-name="Standard">
      <style:paragraph-propertie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7pt" style:font-size-asian="7pt"/>
    </style:style>
    <style:style style:name="P7" style:family="paragraph" style:parent-style-name="Standard">
      <style:paragraph-propertie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8"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9"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10"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7pt" style:font-size-asian="7pt"/>
    </style:style>
    <style:style style:name="P11" style:family="paragraph" style:parent-style-name="Standard">
      <style:paragraph-properties>
        <style:tab-stops>
          <style:tab-stop style:position="-1.25in"/>
          <style:tab-stop style:position="-0.75in"/>
          <style:tab-stop style:position="-0.25in"/>
          <style:tab-stop style:position="0.25in"/>
          <style:tab-stop style:position="0.5in"/>
          <style:tab-stop style:position="1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12"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7pt" style:font-size-asian="7pt"/>
    </style:style>
    <style:style style:name="P13" style:family="paragraph" style:parent-style-name="Standard">
      <style:paragraph-properties>
        <style:tab-stops>
          <style:tab-stop style:position="-1.25in"/>
          <style:tab-stop style:position="-0.75in"/>
          <style:tab-stop style:position="-0.25in"/>
          <style:tab-stop style:position="0.25in"/>
          <style:tab-stop style:position="0.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14" style:family="paragraph" style:parent-style-name="Standard">
      <style:paragraph-properties fo:margin-left="0.25in" fo:margin-right="0in" fo:text-align="justify" style:justify-single-word="false" fo:text-indent="0in" style:auto-text-indent="false">
        <style:tab-stops>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style>
    <style:style style:name="P15" style:family="paragraph" style:parent-style-name="Standard">
      <style:paragraph-properties fo:text-align="justify" style:justify-single-word="false">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7pt" style:font-size-asian="7pt"/>
    </style:style>
    <style:style style:name="P16" style:family="paragraph" style:parent-style-name="Standard">
      <style:paragraph-properties fo:margin-left="0.25in" fo:margin-right="0in" fo:text-align="justify" style:justify-single-word="false" fo:text-indent="0in" style:auto-text-indent="false">
        <style:tab-stops>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s>
      </style:paragraph-properties>
      <style:text-properties fo:color="#000000" style:font-name="Arial" fo:font-weight="bold" style:font-weight-asian="bold"/>
    </style:style>
    <style:style style:name="P17" style:family="paragraph" style:parent-style-name="Standard">
      <style:paragraph-propertie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Arial" fo:font-size="14pt" fo:font-weight="bold" style:font-size-asian="14pt" style:font-weight-asian="bold"/>
    </style:style>
    <style:style style:name="P18" style:family="paragraph" style:parent-style-name="Standard">
      <style:paragraph-propertie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Arial" fo:font-weight="bold" style:font-weight-asian="bold"/>
    </style:style>
    <style:style style:name="P19" style:family="paragraph" style:parent-style-name="Standard">
      <style:paragraph-properties>
        <style:tab-stops>
          <style:tab-stop style:position="-1.25in"/>
          <style:tab-stop style:position="-0.75in"/>
          <style:tab-stop style:position="-0.25in"/>
          <style:tab-stop style:position="0.1252in"/>
          <style:tab-stop style:position="0.25in"/>
          <style:tab-stop style:position="0.3752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20" style:family="paragraph" style:parent-style-name="Standard">
      <style:paragraph-properties>
        <style:tab-stops>
          <style:tab-stop style:position="-1.25in"/>
          <style:tab-stop style:position="-0.75in"/>
          <style:tab-stop style:position="-0.25in"/>
          <style:tab-stop style:position="0.1252in"/>
          <style:tab-stop style:position="0.25in"/>
          <style:tab-stop style:position="0.3752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21" style:family="paragraph" style:parent-style-name="Standard">
      <style:paragraph-properties>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22" style:family="paragraph" style:parent-style-name="Standard">
      <style:paragraph-properties>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Arial" fo:font-weight="bold" style:font-weight-asian="bold"/>
    </style:style>
    <style:style style:name="P23" style:family="paragraph" style:parent-style-name="Standard">
      <style:paragraph-properties>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5pt" style:font-size-asian="5pt"/>
    </style:style>
    <style:style style:name="P24" style:family="paragraph" style:parent-style-name="Standard">
      <style:paragraph-properties fo:text-align="center" style:justify-single-word="false" style:snap-to-layout-grid="false">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25" style:family="paragraph" style:parent-style-name="Standard">
      <style:paragraph-properties fo:text-align="center" style:justify-single-word="false" style:snap-to-layout-grid="false">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8pt" style:font-size-asian="8pt"/>
    </style:style>
    <style:style style:name="P26" style:family="paragraph" style:parent-style-name="Standard">
      <style:paragraph-properties fo:text-align="center" style:justify-single-word="false">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8pt" style:font-size-asian="8pt"/>
    </style:style>
    <style:style style:name="P27" style:family="paragraph" style:parent-style-name="Standard">
      <style:paragraph-properties style:snap-to-layout-grid="false">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9pt" style:font-size-asian="9pt"/>
    </style:style>
    <style:style style:name="P28" style:family="paragraph" style:parent-style-name="Standard">
      <style:paragraph-properties style:line-height-at-least="0in" style:snap-to-layout-grid="false"/>
      <style:text-properties fo:color="#000000" style:font-name="Helvetica" fo:font-size="9pt" style:font-size-asian="9pt"/>
    </style:style>
    <style:style style:name="P29" style:family="paragraph" style:parent-style-name="Standard">
      <style:paragraph-properties style:snap-to-layout-grid="false"/>
      <style:text-properties fo:color="#000000" style:font-name="Helvetica" fo:font-size="9pt" style:font-size-asian="9pt"/>
    </style:style>
    <style:style style:name="P30" style:family="paragraph" style:parent-style-name="Standard">
      <style:paragraph-properties fo:text-align="center" style:justify-single-word="false">
        <style:tab-stops>
          <style:tab-stop style:position="-1.25in"/>
          <style:tab-stop style:position="-0.75in"/>
          <style:tab-stop style:position="-0.25in"/>
          <style:tab-stop style:position="0.1252in"/>
          <style:tab-stop style:position="0.25in"/>
          <style:tab-stop style:position="0.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31" style:family="paragraph" style:parent-style-name="Standard">
      <style:paragraph-properties fo:margin-left="0.6945in" fo:margin-right="0in" fo:text-indent="-0.6945in" style:auto-text-indent="false">
        <style:tab-stops>
          <style:tab-stop style:position="-1.9445in"/>
          <style:tab-stop style:position="-1.4445in"/>
          <style:tab-stop style:position="-0.9445in"/>
          <style:tab-stop style:position="-0.4445in"/>
          <style:tab-stop style:position="-0.1945in"/>
          <style:tab-stop style:position="0in"/>
          <style:tab-stop style:position="0.6807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s>
      </style:paragraph-properties>
    </style:style>
    <style:style style:name="P32" style:family="paragraph" style:parent-style-name="Standard">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33" style:family="paragraph" style:parent-style-name="Standard">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34"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35" style:family="paragraph" style:parent-style-name="Standard">
      <style:paragraph-properties fo:margin-left="0.75in" fo:margin-right="0in" fo:text-indent="-0.75in" style:auto-text-indent="false">
        <style:tab-stops>
          <style:tab-stop style:position="-2in"/>
          <style:tab-stop style:position="-1.5in"/>
          <style:tab-stop style:position="-1in"/>
          <style:tab-stop style:position="-0.5in"/>
          <style:tab-stop style:position="-0.25in"/>
          <style:tab-stop style:position="0in"/>
          <style:tab-stop style:position="0.6252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P36" style:family="paragraph" style:parent-style-name="Standard">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5pt" style:font-size-asian="5pt"/>
    </style:style>
    <style:style style:name="P37" style:family="paragraph" style:parent-style-name="Standard">
      <style:paragraph-properties fo:margin-left="0.5in" fo:margin-right="0in" fo:text-indent="-0.5in" style:auto-text-indent="false">
        <style:tab-stops>
          <style:tab-stop style:position="-1.75in"/>
          <style:tab-stop style:position="-1.25in"/>
          <style:tab-stop style:position="-0.75in"/>
          <style:tab-stop style:position="-0.25in"/>
          <style:tab-stop style:position="-0.1252in"/>
          <style:tab-stop style:position="0in"/>
          <style:tab-stop style:position="0.1945in"/>
          <style:tab-stop style:position="0.8752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style>
    <style:style style:name="P38" style:family="paragraph" style:parent-style-name="Standard">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14pt" style:font-size-asian="14pt"/>
    </style:style>
    <style:style style:name="P39" style:family="paragraph" style:parent-style-name="Heading_20_1">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40" style:family="paragraph" style:parent-style-name="Standard">
      <style:paragraph-properties>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fo:font-size="7pt" style:font-size-asian="7pt"/>
    </style:style>
    <style:style style:name="P41" style:family="paragraph" style:parent-style-name="Standard">
      <style:paragraph-properties>
        <style:tab-stops>
          <style:tab-stop style:position="-1.25in"/>
          <style:tab-stop style:position="-0.75in"/>
          <style:tab-stop style:position="-0.25in"/>
          <style:tab-stop style:position="0.25in"/>
          <style:tab-stop style:position="0.5in"/>
          <style:tab-stop style:position="0.7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42" style:family="paragraph" style:parent-style-name="WP_20_Defaults">
      <style:paragraph-properties>
        <style:tab-stops>
          <style:tab-stop style:position="-1.25in"/>
          <style:tab-stop style:position="-1in"/>
          <style:tab-stop style:position="-0.75in"/>
          <style:tab-stop style:position="-0.5in"/>
          <style:tab-stop style:position="-0.25in"/>
          <style:tab-stop style:position="0.25in"/>
          <style:tab-stop style:position="0.5in"/>
          <style:tab-stop style:position="0.7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style:font-name="Helvetica"/>
    </style:style>
    <style:style style:name="P43" style:family="paragraph" style:parent-style-name="Standard">
      <style:paragraph-properties fo:margin-left="0.5in" fo:margin-right="0in" fo:text-indent="-0.5in" style:auto-text-indent="false">
        <style:tab-stops>
          <style:tab-stop style:position="-1.75in"/>
          <style:tab-stop style:position="-1.25in"/>
          <style:tab-stop style:position="-0.75in"/>
          <style:tab-stop style:position="-0.25in"/>
          <style:tab-stop style:position="0in"/>
          <style:tab-stop style:position="0.25in"/>
          <style:tab-stop style:position="0.8752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style>
    <style:style style:name="P44" style:family="paragraph" style:parent-style-name="Standard">
      <style:paragraph-properties fo:text-align="center" style:justify-single-word="false" style:snap-to-layout-grid="false">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P45" style:family="paragraph" style:parent-style-name="Standard">
      <style:paragraph-properties fo:text-align="center" style:justify-single-word="false" style:snap-to-layout-grid="false">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style>
    <style:style style:name="P46" style:family="paragraph" style:parent-style-name="Standard">
      <style:paragraph-properties style:line-height-at-least="0in" style:snap-to-layout-grid="false"/>
      <style:text-properties fo:color="#000000" style:font-name="Helvetica"/>
    </style:style>
    <style:style style:name="P47" style:family="paragraph" style:parent-style-name="Standard">
      <style:paragraph-properties fo:text-align="center" style:justify-single-word="false">
        <style:tab-stops>
          <style:tab-stop style:position="-1.25in"/>
          <style:tab-stop style:position="-0.75in"/>
          <style:tab-stop style:position="-0.25in"/>
          <style:tab-stop style:position="0.25in"/>
          <style:tab-stop style:position="0.3752in"/>
          <style:tab-stop style:position="0.5in"/>
          <style:tab-stop style:position="0.6945in"/>
          <style:tab-stop style:position="1.3752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s>
      </style:paragraph-properties>
      <style:text-properties fo:color="#000000" style:font-name="Helvetica"/>
    </style:style>
    <style:style style:name="T1" style:family="text">
      <style:text-properties fo:color="#000000" style:font-name="Helvetica"/>
    </style:style>
    <style:style style:name="T2" style:family="text">
      <style:text-properties fo:color="#000000" style:font-name="Arial" fo:font-weight="bold" style:font-weight-asian="bold"/>
    </style:style>
    <style:style style:name="T3" style:family="text">
      <style:text-properties fo:color="#000000" style:font-name="Helvetica" fo:font-weight="bold" style:font-weight-asian="bold"/>
    </style:style>
    <style:style style:name="T4" style:family="text">
      <style:text-properties fo:color="#000000" style:font-name="Arial" fo:font-style="italic" fo:font-weight="bold"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ence 10 Lab</text:p>
      <text:p text:style-name="P2">ACIDS <text:s/>AND <text:s/>BASES</text:p>
      <text:p text:style-name="P3"/>
      <text:p text:style-name="Heading_20_1">INTRODUCTION</text:p>
      <text:p text:style-name="P4"/>
      <text:p text:style-name="P5"><text:tab/>The definitions for acids and bases used in Science 10 are</text:p>
      <text:p text:style-name="P6"/>
      <text:p text:style-name="P7"><text:span text:style-name="T1"><text:tab/><text:tab/>an </text:span><text:span text:style-name="T2">ACID</text:span><text:span text:style-name="T1"> is a compound that forms ions in solution and whose formula starts with “H”</text:span><text:span text:style-name="T3">,</text:span><text:span text:style-name="T1"> and</text:span></text:p>
      <text:p text:style-name="P7"><text:span text:style-name="T1"><text:tab/><text:tab/>a </text:span><text:span text:style-name="T2">BASE</text:span><text:span text:style-name="T1"> is a compound that forms ions in solution and whose formula ends with “OH”</text:span><text:span text:style-name="T3">.</text:span></text:p>
      <text:p text:style-name="P6"/>
      <text:p text:style-name="P7"><text:span text:style-name="T1"><text:tab/>The following properties can be used to help identify an acid or a base</text:span><text:span text:style-name="T3">.</text:span></text:p>
      <text:p text:style-name="P6"/>
      <text:p text:style-name="P8"><text:span text:style-name="T1"><text:tab/><text:tab/></text:span><text:span text:style-name="T2">A substance is an ACID if it</text:span></text:p>
      <text:p text:style-name="P9"><text:span text:style-name="T1"><text:tab/><text:tab/><text:tab/>(a)<text:tab/>conducts electricity when dissolved in water</text:span><text:span text:style-name="T3">,</text:span><text:span text:style-name="T1"> and</text:span></text:p>
      <text:p text:style-name="P9"><text:span text:style-name="T1"><text:tab/><text:tab/><text:tab/>(b)<text:tab/>reacts with a base</text:span><text:span text:style-name="T3">,</text:span><text:span text:style-name="T1"> and</text:span></text:p>
      <text:p text:style-name="P9"><text:span text:style-name="T1"><text:tab/><text:tab/><text:tab/>(c)<text:tab/>turns litmus paper RED*</text:span><text:span text:style-name="T3">,</text:span><text:span text:style-name="T1"> and</text:span></text:p>
      <text:p text:style-name="P9"><text:span text:style-name="T1"><text:tab/><text:tab/><text:tab/>(d)<text:tab/>reacts with magnesium or zinc to produce hydrogen gas</text:span><text:span text:style-name="T3">,</text:span><text:span text:style-name="T1"> and</text:span></text:p>
      <text:p text:style-name="P9"><text:span text:style-name="T1"><text:tab/><text:tab/><text:tab/>(e)<text:tab/>tastes sour</text:span><text:span text:style-name="T3">.</text:span></text:p>
      <text:p text:style-name="P10"/>
      <text:p text:style-name="P11"><text:span text:style-name="T1"><text:tab/><text:tab/></text:span><text:span text:style-name="T2">A substance is a BASE if it</text:span></text:p>
      <text:p text:style-name="P9"><text:span text:style-name="T1"><text:tab/><text:tab/><text:tab/>(a)<text:tab/>conducts electricity when dissolved in water</text:span><text:span text:style-name="T3">,</text:span><text:span text:style-name="T1"> and</text:span></text:p>
      <text:p text:style-name="P9"><text:span text:style-name="T1"><text:tab/><text:tab/><text:tab/>(b)<text:tab/>reacts with an acid</text:span><text:span text:style-name="T3">,</text:span><text:span text:style-name="T1"> and</text:span></text:p>
      <text:p text:style-name="P9"><text:span text:style-name="T1"><text:tab/><text:tab/><text:tab/>(c)<text:tab/>turns litmus paper BLUE*</text:span><text:span text:style-name="T3">,</text:span><text:span text:style-name="T1"> and</text:span></text:p>
      <text:p text:style-name="P9"><text:span text:style-name="T1"><text:tab/><text:tab/><text:tab/>(d)<text:tab/>feels slippery</text:span><text:span text:style-name="T3">,</text:span><text:span text:style-name="T1"> and</text:span></text:p>
      <text:p text:style-name="P9"><text:span text:style-name="T1"><text:tab/><text:tab/><text:tab/>(e)<text:tab/>tastes bitter</text:span><text:span text:style-name="T3">.</text:span></text:p>
      <text:p text:style-name="P12"/>
      <text:p text:style-name="P13"><text:span text:style-name="T1"><text:tab/><text:tab/>A substance that is neither an acid nor a base is said to be a </text:span><text:span text:style-name="T2">NEUTRAL</text:span><text:span text:style-name="T1"> substance</text:span><text:span text:style-name="T3">.</text:span></text:p>
      <text:p text:style-name="P6"/>
      <text:p text:style-name="P14"><text:span text:style-name="T2">IMPORTANT:</text:span><text:span text:style-name="T3"> </text:span><text:span text:style-name="T1">There are only three </text:span><text:span text:style-name="T4">types</text:span><text:span text:style-name="T1"> of solutions: acidic</text:span><text:span text:style-name="T3">,</text:span><text:span text:style-name="T1"> neutral and basic</text:span><text:span text:style-name="T3">.</text:span><text:span text:style-name="T1"> <text:s/>There is only one </text:span><text:span text:style-name="T2">neutral</text:span><text:span text:style-name="T1"> solution</text:span><text:span text:style-name="T3">.</text:span><text:span text:style-name="T1"> <text:s/>However</text:span><text:span text:style-name="T3">,</text:span><text:span text:style-name="T1"> there is a wide range of acidic solutions</text:span><text:span text:style-name="T3">, </text:span><text:span text:style-name="T1">from </text:span><text:span text:style-name="T2">highly acidic</text:span><text:span text:style-name="T1"> to </text:span><text:span text:style-name="T2">very slightly acidic</text:span><text:span text:style-name="T3">.</text:span><text:span text:style-name="T1"> <text:s/>(A “very slightly acidic” solution is almost neutral</text:span><text:span text:style-name="T3">.</text:span><text:span text:style-name="T1">) <text:s/>Similarly</text:span><text:span text:style-name="T3">,</text:span><text:span text:style-name="T1"> there is a wide range of basic solutions</text:span><text:span text:style-name="T3">,</text:span><text:span text:style-name="T1"> from </text:span><text:span text:style-name="T2">highly basic</text:span><text:span text:style-name="T1"> to </text:span><text:span text:style-name="T2">very slightly basic</text:span><text:span text:style-name="T3">. </text:span><text:span text:style-name="T1"><text:s/>(A “very slightly basic” solution is almost neutral</text:span><text:span text:style-name="T3">.</text:span><text:span text:style-name="T1">)</text:span></text:p>
      <text:p text:style-name="P6"/>
      <text:p text:style-name="P14"><text:span text:style-name="T1">An </text:span><text:span text:style-name="T2">INDICATOR</text:span><text:span text:style-name="T1"> helps us decide how acidic or basic a solution is</text:span><text:span text:style-name="T3">.</text:span><text:span text:style-name="T1"> <text:s/>An indicator is a dilute solution of a type of dye that turns different colours depending on how acidic or basic a solution is</text:span><text:span text:style-name="T3">.</text:span><text:span text:style-name="T1"> <text:s/>A few indicators also are able to differentiate between acidic</text:span><text:span text:style-name="T3">, </text:span><text:span text:style-name="T1">basic </text:span><text:span text:style-name="T2">and</text:span><text:span text:style-name="T1"> neutral solutions</text:span><text:span text:style-name="T3">.</text:span></text:p>
      <text:p text:style-name="P15"/>
      <text:p text:style-name="P16">The purpose of this experiment is to observe the behaviour of several different indicators in solutions which are neutral or have different amounts of acid or base and to use the observations to classify several unknown solutions as acidic, neutral or basic.</text:p>
      <text:p text:style-name="P17"/>
      <text:p text:style-name="P18">APPARATUS</text:p>
      <text:p text:style-name="P6"/>
      <text:p text:style-name="P7"><text:span text:style-name="T1"><text:tab/>Each group should obtain the following</text:span><text:span text:style-name="T3">.</text:span></text:p>
      <text:p text:style-name="P19"><text:tab/><text:tab/>•<text:tab/>two plastic well plates and 10 tiny plastic dropping pipettes</text:p>
      <text:p text:style-name="P19"><text:tab/><text:tab/>•<text:tab/>three pieces of neutral litmus paper</text:p>
      <text:p text:style-name="P20"><text:span text:style-name="T1"><text:tab/><text:tab/>•<text:tab/>one dropper bottle of each of</text:span><text:span text:style-name="T3">:</text:span><text:span text:style-name="T1"> methyl red, bromothymol blue, phenolphthalein and universal indicator</text:span></text:p>
      <text:p text:style-name="P19"><text:tab/><text:tab/>•<text:tab/>one “pH colour card”</text:p>
      <text:p text:style-name="P19"><text:tab/><text:tab/>•<text:tab/>one 100 mL bottle of each of the ten solutions labelled</text:p>
      <text:p text:style-name="P21"><text:span text:style-name="T1"><text:tab/><text:tab/><text:tab/><text:tab/>HIGHLY ACIDIC</text:span><text:span text:style-name="T3">,</text:span><text:span text:style-name="T1"> <text:s text:c="2"/>HIGHLY BASIC</text:span><text:span text:style-name="T3">,</text:span><text:span text:style-name="T1"> <text:s text:c="2"/>NEUTRAL</text:span><text:span text:style-name="T3">,</text:span><text:span text:style-name="T1"> <text:s text:c="2"/>A</text:span><text:span text:style-name="T3">,</text:span><text:span text:style-name="T1"> <text:s text:c="2"/>B</text:span><text:span text:style-name="T3">,</text:span><text:span text:style-name="T1"> <text:s text:c="2"/>C</text:span><text:span text:style-name="T3">,</text:span><text:span text:style-name="T1"> <text:s text:c="2"/>D</text:span><text:span text:style-name="T3">,</text:span><text:span text:style-name="T1"> <text:s text:c="2"/>E</text:span><text:span text:style-name="T3">,</text:span><text:span text:style-name="T1"> <text:s text:c="2"/>F</text:span><text:span text:style-name="T3">,</text:span><text:span text:style-name="T1"> <text:s text:c="2"/>G</text:span></text:p>
      <text:p text:style-name="P22"/>
      <text:p text:style-name="P22">DATA TABLE</text:p>
      <text:p text:style-name="P23"/>
      <table:table table:name="Table1" table:style-name="Table1">
        <table:table-column table:style-name="Table1.A"/>
        <table:table-column table:style-name="Table1.B" table:number-columns-repeated="2"/>
        <table:table-column table:style-name="Table1.D"/>
        <table:table-column table:style-name="Table1.E" table:number-columns-repeated="3"/>
        <table:table-column table:style-name="Table1.B" table:number-columns-repeated="2"/>
        <table:table-column table:style-name="Table1.E"/>
        <table:table-column table:style-name="Table1.K"/>
        <table:table-row table:style-name="Table1.1">
          <table:table-cell table:style-name="Table1.A1" office:value-type="string">
            <text:p text:style-name="P24">Indicator</text:p>
          </table:table-cell>
          <table:table-cell table:style-name="Table1.A1" office:value-type="string">
            <text:p text:style-name="P25">HIGHLY</text:p>
            <text:p text:style-name="P26">ACIDIC</text:p>
          </table:table-cell>
          <table:table-cell table:style-name="Table1.A1" office:value-type="string">
            <text:p text:style-name="P25">HIGHLY BASIC</text:p>
          </table:table-cell>
          <table:table-cell table:style-name="Table1.A1" office:value-type="string">
            <text:p text:style-name="P25">NEUTRAL</text:p>
          </table:table-cell>
          <table:table-cell table:style-name="Table1.A1" office:value-type="string">
            <text:p text:style-name="P24">A</text:p>
          </table:table-cell>
          <table:table-cell table:style-name="Table1.A1" office:value-type="string">
            <text:p text:style-name="P24">B</text:p>
          </table:table-cell>
          <table:table-cell table:style-name="Table1.A1" office:value-type="string">
            <text:p text:style-name="P24">C</text:p>
          </table:table-cell>
          <table:table-cell table:style-name="Table1.A1" office:value-type="string">
            <text:p text:style-name="P24">D</text:p>
          </table:table-cell>
          <table:table-cell table:style-name="Table1.A1" office:value-type="string">
            <text:p text:style-name="P24">E</text:p>
          </table:table-cell>
          <table:table-cell table:style-name="Table1.A1" office:value-type="string">
            <text:p text:style-name="P24">F</text:p>
          </table:table-cell>
          <table:table-cell table:style-name="Table1.K1" office:value-type="string">
            <text:p text:style-name="P24">G</text:p>
          </table:table-cell>
        </table:table-row>
        <table:table-row table:style-name="Table1.2">
          <table:table-cell table:style-name="Table1.A2" office:value-type="string">
            <text:p text:style-name="P27"><text:s/>Neutral Litmus</text:p>
          </table:table-cell>
          <table:table-cell table:style-name="Table1.A2" office:value-type="string">
            <text:p text:style-name="P28"/>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K2" office:value-type="string">
            <text:p text:style-name="P29"/>
          </table:table-cell>
        </table:table-row>
        <table:table-row table:style-name="Table1.2">
          <table:table-cell table:style-name="Table1.A2" office:value-type="string">
            <text:p text:style-name="P27"><text:s/>Methyl red</text:p>
          </table:table-cell>
          <table:table-cell table:style-name="Table1.A2" office:value-type="string">
            <text:p text:style-name="P28"/>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K2" office:value-type="string">
            <text:p text:style-name="P29"/>
          </table:table-cell>
        </table:table-row>
        <table:table-row table:style-name="Table1.2">
          <table:table-cell table:style-name="Table1.A2" office:value-type="string">
            <text:p text:style-name="P27"><text:s/>Bromothymol blue</text:p>
          </table:table-cell>
          <table:table-cell table:style-name="Table1.A2" office:value-type="string">
            <text:p text:style-name="P28"/>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K2" office:value-type="string">
            <text:p text:style-name="P29"/>
          </table:table-cell>
        </table:table-row>
        <table:table-row table:style-name="Table1.2">
          <table:table-cell table:style-name="Table1.A1" office:value-type="string">
            <text:p text:style-name="P27"><text:s/>Phenolphthalein</text:p>
          </table:table-cell>
          <table:table-cell table:style-name="Table1.A1" office:value-type="string">
            <text:p text:style-name="P28"/>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K1" office:value-type="string">
            <text:p text:style-name="P29"/>
          </table:table-cell>
        </table:table-row>
        <table:table-row table:style-name="Table1.2">
          <table:table-cell table:style-name="Table1.A2" office:value-type="string">
            <text:p text:style-name="P27"><text:s/>Universal Indicator</text:p>
          </table:table-cell>
          <table:table-cell table:style-name="Table1.A2" office:value-type="string">
            <text:p text:style-name="P28"/>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K2" office:value-type="string">
            <text:p text:style-name="P29"/>
          </table:table-cell>
        </table:table-row>
        <table:table-row table:style-name="Table1.2">
          <table:table-cell table:style-name="Table1.A7" office:value-type="string">
            <text:p text:style-name="P27"><text:s/>pH of solution</text:p>
          </table:table-cell>
          <table:table-cell table:style-name="Table1.A7" office:value-type="string">
            <text:p text:style-name="P28"/>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A7" office:value-type="string">
            <text:p text:style-name="P29"/>
          </table:table-cell>
          <table:table-cell table:style-name="Table1.K7" office:value-type="string">
            <text:p text:style-name="P29"/>
          </table:table-cell>
        </table:table-row>
      </table:table>
      <text:p text:style-name="P30"/>
      <text:p text:style-name="P30"/>
      <text:p text:style-name="P30">Page 2</text:p>
      <text:p text:style-name="P22"/>
      <text:p text:style-name="P22">PROCEDURE</text:p>
      <text:p text:style-name="P12"/>
      <text:p text:style-name="P8"><text:span text:style-name="T1"><text:tab/>1</text:span><text:span text:style-name="T3">.</text:span><text:span text:style-name="T1"><text:tab/>Clean and dry your well plates</text:span><text:span text:style-name="T3">,</text:span><text:span text:style-name="T1"> and place them on top of a white sheet of paper</text:span><text:span text:style-name="T3">. </text:span><text:span text:style-name="T1"><text:s/>Tear each of the three pieces of neutral litmus paper into small squares</text:span><text:span text:style-name="T3">.</text:span></text:p>
      <text:p text:style-name="P23"/>
      <text:p text:style-name="P31"><text:span text:style-name="T1"><text:tab/></text:span><text:span text:style-name="T2">Note:</text:span><text:span text:style-name="T1"><text:tab/>In order to get the right amount of a solution for a test</text:span><text:span text:style-name="T3">,</text:span><text:span text:style-name="T1"> squeeze a pipet bulb and completely fill the bulb with liquid</text:span><text:span text:style-name="T3">.</text:span><text:span text:style-name="T1"> <text:s/>Then “squirt” the contents of the pipet into a large “well” in the well plate</text:span><text:span text:style-name="T3">.</text:span></text:p>
      <text:p text:style-name="P32"/>
      <text:p text:style-name="P33"><text:span text:style-name="T1"><text:tab/>2</text:span><text:span text:style-name="T3">.</text:span><text:span text:style-name="T1"><text:tab/>Put one full “squirt” of HCl solution into each of 5 different wells on a well plate</text:span><text:span text:style-name="T3">.</text:span></text:p>
      <text:p text:style-name="P34"><text:span text:style-name="T1"><text:tab/><text:tab/>(a)<text:tab/>Into the 1st well add a piece of litmus paper</text:span><text:span text:style-name="T3">.</text:span><text:span text:style-name="T1"> <text:s/></text:span><text:span text:style-name="T2">Record the paper’s colour</text:span><text:span text:style-name="T1"> in the Data Table</text:span><text:span text:style-name="T3">.</text:span></text:p>
      <text:p text:style-name="P34"><text:span text:style-name="T1"><text:tab/><text:tab/>(b)<text:tab/>Into the 2nd well add ONE drop of methyl red</text:span><text:span text:style-name="T3">.</text:span><text:span text:style-name="T1"> <text:s/></text:span><text:span text:style-name="T2">Record the solution’s colour</text:span><text:span text:style-name="T1"> in the Data Table</text:span><text:span text:style-name="T3">.</text:span></text:p>
      <text:p text:style-name="P35"><text:span text:style-name="T1"><text:tab/><text:tab/>(b)<text:tab/>Into the 3rd well add ONE drop of bromothymol blue</text:span><text:span text:style-name="T3">.</text:span><text:span text:style-name="T1"> <text:s/></text:span><text:span text:style-name="T2">Record the solution’s colour</text:span><text:span text:style-name="T1"> in the Data Table</text:span><text:span text:style-name="T3">.</text:span></text:p>
      <text:p text:style-name="P34"><text:span text:style-name="T1"><text:tab/><text:tab/>(c)<text:tab/>Into the 4th well add ONE drop of phenolphthalein</text:span><text:span text:style-name="T3">.</text:span><text:span text:style-name="T1"> <text:s/></text:span><text:span text:style-name="T2">Record the solution’s colour</text:span><text:span text:style-name="T1"> in the Data Table</text:span><text:span text:style-name="T3">.</text:span></text:p>
      <text:p text:style-name="P35"><text:span text:style-name="T1"><text:tab/><text:tab/>(d)<text:tab/>Into the 5th well add ONE drop of universal indicator</text:span><text:span text:style-name="T3">.</text:span><text:span text:style-name="T1"> <text:s/></text:span><text:span text:style-name="T2">Record the solution’s colour and its pH</text:span><text:span text:style-name="T1"> in the Data Table</text:span><text:span text:style-name="T3">.</text:span></text:p>
      <text:p text:style-name="P36"/>
      <text:p text:style-name="P37"><text:span text:style-name="T1"><text:tab/>3</text:span><text:span text:style-name="T3">.</text:span><text:span text:style-name="T1"><text:tab/>Repeat step 2 of the Procedure using one full “squirt” of each of NaOH</text:span><text:span text:style-name="T3">,</text:span><text:span text:style-name="T1"> NEUTRAL</text:span><text:span text:style-name="T3">,</text:span><text:span text:style-name="T1"> A</text:span><text:span text:style-name="T3">,</text:span><text:span text:style-name="T1"> B</text:span><text:span text:style-name="T3">,</text:span><text:span text:style-name="T1"> C</text:span><text:span text:style-name="T3">,</text:span><text:span text:style-name="T1"> D</text:span><text:span text:style-name="T3">,</text:span><text:span text:style-name="T1"> E</text:span><text:span text:style-name="T3">,</text:span><text:span text:style-name="T1"> F and G in different wells</text:span><text:span text:style-name="T3">.</text:span></text:p>
      <text:p text:style-name="P38"/>
      <text:p text:style-name="P39">DISCUSSION QUESTIONS</text:p>
      <text:p text:style-name="P40"/>
      <text:p text:style-name="P37"><text:span text:style-name="T1"><text:tab/>1</text:span><text:span text:style-name="T3">.</text:span><text:span text:style-name="T1"><text:tab/>What colour is each of neutral litmus</text:span><text:span text:style-name="T3">,</text:span><text:span text:style-name="T1"> methyl red</text:span><text:span text:style-name="T3">,</text:span><text:span text:style-name="T1"> bromothymol blue</text:span><text:span text:style-name="T3">,</text:span><text:span text:style-name="T1"> phenolphthalein and universal indicator in</text:span></text:p>
      <text:p text:style-name="P41"><text:tab/><text:tab/>(a)<text:tab/>a highly acidic solution?</text:p>
      <text:p text:style-name="P42"><text:tab/><text:tab/>(b)<text:tab/>a highly basic solution?</text:p>
      <text:p text:style-name="P41"><text:tab/><text:tab/>(c)<text:tab/>a neutral solution?</text:p>
      <text:p text:style-name="P36"/>
      <text:p text:style-name="P37"><text:span text:style-name="T1"><text:tab/>2</text:span><text:span text:style-name="T3">.</text:span><text:span text:style-name="T1"><text:tab/>Which TWO of neutral litmus</text:span><text:span text:style-name="T3">,</text:span><text:span text:style-name="T1"> methyl red</text:span><text:span text:style-name="T3">,</text:span><text:span text:style-name="T1"> bromothymol blue</text:span><text:span text:style-name="T3">,</text:span><text:span text:style-name="T1"> phenolphthalein and universal indicator allow you to tell whether a solution is neutral (as opposed to being slightly to highly acidic or slightly to highly basic)?</text:span></text:p>
      <text:p text:style-name="P36"/>
      <text:p text:style-name="P37"><text:span text:style-name="T1"><text:tab/>3</text:span><text:span text:style-name="T3">.</text:span><text:span text:style-name="T1"><text:tab/>Only one of the unknown solutions is neutral</text:span><text:span text:style-name="T3">;</text:span><text:span text:style-name="T1"> all the others are either acidic or basic</text:span><text:span text:style-name="T3">.</text:span><text:span text:style-name="T1"> <text:s/>Which of the unknown solutions (A to G) are acids</text:span><text:span text:style-name="T3">,</text:span><text:span text:style-name="T1"> which is neutral and which are basic?</text:span></text:p>
      <text:p text:style-name="P36"/>
      <text:p text:style-name="P37"><text:span text:style-name="T1"><text:tab/>4</text:span><text:span text:style-name="T3">.</text:span><text:span text:style-name="T1"><text:tab/>Only ONE pH is “NEUTRAL”</text:span><text:span text:style-name="T3">;</text:span><text:span text:style-name="T1"> all other pH’s refer to slightly to highly acidic or slightly to highly basic solutions</text:span><text:span text:style-name="T3">.</text:span></text:p>
      <text:p text:style-name="P41"><text:tab/><text:tab/>(a)<text:tab/>What is the pH of a neutral solution?</text:p>
      <text:p text:style-name="P35"><text:span text:style-name="T1"><text:tab/><text:tab/>(b)<text:tab/>Look at ALL the substances in your Data Table that bromothymol blue indicated are </text:span><text:span text:style-name="T2">acids</text:span><text:span text:style-name="T3">.</text:span><text:span text:style-name="T1"> <text:s text:c="2"/>According to your data</text:span><text:span text:style-name="T3">,</text:span><text:span text:style-name="T1"> </text:span><text:span text:style-name="T2">ACIDIC</text:span><text:span text:style-name="T1"> solutions are in what </text:span><text:span text:style-name="T2">pH RANGE</text:span><text:span text:style-name="T1">?</text:span></text:p>
      <text:p text:style-name="P43"><text:span text:style-name="T1"><text:tab/><text:tab/>(c)<text:tab/>Look at ALL the substances in your Data Table that bromothymol blue indicated are </text:span><text:span text:style-name="T2">bases</text:span><text:span text:style-name="T3">.</text:span><text:span text:style-name="T1"> <text:s text:c="2"/>According to your data</text:span><text:span text:style-name="T3">,</text:span><text:span text:style-name="T1"> </text:span><text:span text:style-name="T2">BASIC</text:span><text:span text:style-name="T1"> solutions are in what </text:span><text:span text:style-name="T2">pH RANGE</text:span><text:span text:style-name="T1">?</text:span></text:p>
      <text:p text:style-name="P36"/>
      <text:p text:style-name="P33"><text:span text:style-name="T1"><text:tab/>5</text:span><text:span text:style-name="T3">.</text:span><text:span text:style-name="T1"><text:tab/>Which of the following solutions are acidic</text:span><text:span text:style-name="T3">, </text:span><text:span text:style-name="T1">which are neutral and which are basic?</text:span></text:p>
      <text:p text:style-name="P36"><text:tab/><text:tab/></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Solution</text:p>
          </table:table-cell>
          <table:table-cell table:style-name="Table2.A1" office:value-type="string">
            <text:p text:style-name="P44">pH of Solution</text:p>
          </table:table-cell>
          <table:table-cell table:style-name="Table2.C1" office:value-type="string">
            <text:p text:style-name="P44">Is the Solution Acidic, Neutral or Basic?</text:p>
          </table:table-cell>
        </table:table-row>
        <table:table-row table:style-name="Table2.1">
          <table:table-cell table:style-name="Table2.A2" office:value-type="string">
            <text:p text:style-name="P44">P</text:p>
          </table:table-cell>
          <table:table-cell table:style-name="Table2.A2" office:value-type="string">
            <text:p text:style-name="P45"><text:span text:style-name="T1">9</text:span><text:span text:style-name="T3">.</text:span><text:span text:style-name="T1">5</text:span></text:p>
          </table:table-cell>
          <table:table-cell table:style-name="Table2.C2" office:value-type="string">
            <text:p text:style-name="P46"/>
          </table:table-cell>
        </table:table-row>
        <table:table-row table:style-name="Table2.1">
          <table:table-cell table:style-name="Table2.A2" office:value-type="string">
            <text:p text:style-name="P44">Q</text:p>
          </table:table-cell>
          <table:table-cell table:style-name="Table2.A2" office:value-type="string">
            <text:p text:style-name="P45"><text:span text:style-name="T1">5</text:span><text:span text:style-name="T3">.</text:span><text:span text:style-name="T1">5</text:span></text:p>
          </table:table-cell>
          <table:table-cell table:style-name="Table2.C2" office:value-type="string">
            <text:p text:style-name="P46"/>
          </table:table-cell>
        </table:table-row>
        <table:table-row table:style-name="Table2.1">
          <table:table-cell table:style-name="Table2.A2" office:value-type="string">
            <text:p text:style-name="P44">R</text:p>
          </table:table-cell>
          <table:table-cell table:style-name="Table2.A2" office:value-type="string">
            <text:p text:style-name="P45"><text:span text:style-name="T1">10</text:span><text:span text:style-name="T3">.</text:span><text:span text:style-name="T1">5</text:span></text:p>
          </table:table-cell>
          <table:table-cell table:style-name="Table2.C2" office:value-type="string">
            <text:p text:style-name="P46"/>
          </table:table-cell>
        </table:table-row>
        <table:table-row table:style-name="Table2.1">
          <table:table-cell table:style-name="Table2.A2" office:value-type="string">
            <text:p text:style-name="P44">S</text:p>
          </table:table-cell>
          <table:table-cell table:style-name="Table2.A2" office:value-type="string">
            <text:p text:style-name="P45"><text:span text:style-name="T1">7</text:span><text:span text:style-name="T3">.</text:span><text:span text:style-name="T1">0</text:span></text:p>
          </table:table-cell>
          <table:table-cell table:style-name="Table2.C2" office:value-type="string">
            <text:p text:style-name="P46"/>
          </table:table-cell>
        </table:table-row>
        <table:table-row table:style-name="Table2.1">
          <table:table-cell table:style-name="Table2.A6" office:value-type="string">
            <text:p text:style-name="P44">T</text:p>
          </table:table-cell>
          <table:table-cell table:style-name="Table2.A6" office:value-type="string">
            <text:p text:style-name="P45"><text:span text:style-name="T1">4</text:span><text:span text:style-name="T3">.</text:span><text:span text:style-name="T1">5</text:span></text:p>
          </table:table-cell>
          <table:table-cell table:style-name="Table2.C6" office:value-type="string">
            <text:p text:style-name="P46"/>
          </table:table-cell>
        </table:table-row>
      </table:table>
      <text:p text:style-name="P47"/>
      <text:p text:style-name="P37"><text:span text:style-name="T1"><text:tab/>6</text:span><text:span text:style-name="T3">.</text:span><text:span text:style-name="T1"><text:tab/>If you have to decide whether a solution is acidic</text:span><text:span text:style-name="T3">,</text:span><text:span text:style-name="T1"> basic or neutral</text:span><text:span text:style-name="T3">,</text:span><text:span text:style-name="T1"> and can only use one indicator</text:span><text:span text:style-name="T3">,</text:span><text:span text:style-name="T1"> which of the indicators in this lab will you use? <text:s/>Justify your answer with a well–reasoned statement using complete sentences</text:span><text:span text:style-name="T3">.</text:span><text:span text:style-name="T1"> <text:s/>Make it clear what you see that lets you know whether a solution is acidic</text:span><text:span text:style-name="T3">,</text:span><text:span text:style-name="T1"> what you see that lets you know whether a solution is basic, and what you see that lets you know whether a solution is neutral</text:span><text:span text:style-name="T3">.</text:span><text:span text:style-name="T1"> <text:s/>(There is more than one possible correct indicator</text:span><text:span text:style-name="T3">.</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eneva" svg:font-family="Geneva"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0pt" fo:language="en" fo:country="US"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ab-stops>
          <style:tab-stop style:position="-1.25in"/>
          <style:tab-stop style:position="-0.75in"/>
          <style:tab-stop style:position="-0.25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s>
      </style:paragraph-properties>
      <style:text-properties fo:color="#000000" style:font-name="Arial" fo:font-weight="bold" style:font-weight-asian="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P_20_Defaults" style:display-name="WP Defaults" style:family="paragraph">
      <style:paragraph-properties fo:line-height="100%">
        <style:tab-stops>
          <style:tab-stop style:position="-1in"/>
          <style:tab-stop style:position="-0.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text-properties fo:color="#000000" style:font-name="Geneva" fo:font-size="10pt" fo:language="en" fo:country="US" style:font-name-asian="Times New Roman" style:font-size-asian="10pt" style:font-name-complex="Times New Roman" style:font-size-complex="10pt"/>
    </style:style>
    <style:style style:name="Document" style:family="paragraph">
      <style:paragraph-properties style:line-height-at-least="0.1665in"/>
      <style:text-properties fo:color="#000000" style:font-name="Geneva" fo:font-size="10pt" fo:language="en" fo:country="US" style:font-name-asian="Times New Roman" style:font-size-asian="10pt" style:font-name-complex="Times New Roman" style:font-size-complex="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598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dc:title>Science 10 Lab</dc:title>
    <meta:initial-creator>Jim Hebden</meta:initial-creator>
    <meta:creation-date>2004-07-15T06:37:00</meta:creation-date>
    <dc:creator>Jim Hebden</dc:creator>
    <dc:date>2004-07-15T06:37:00</dc:date>
    <dc:language>en-US</dc:language>
    <meta:editing-cycles>2</meta:editing-cycles>
    <meta:editing-duration>PT1M0S</meta:editing-duration>
    <meta:user-defined meta:name="Info 1"/>
    <meta:user-defined meta:name="Info 2"/>
    <meta:user-defined meta:name="Info 3"/>
    <meta:user-defined meta:name="Info 4"/>
    <meta:document-statistic meta:table-count="2" meta:image-count="0" meta:object-count="0" meta:page-count="2" meta:paragraph-count="88" meta:word-count="934" meta:character-count="5300"/>
  </office:meta>
</office:document-meta>
</file>